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Glass TTY VT220" svg:font-family="'Glass TTY VT220'" style:font-pitch="fixed"/>
    <style:font-face style:name="FreeMono" svg:font-family="FreeMono" style:font-family-generic="modern" style:font-pitch="fixed"/>
    <style:font-face style:name="Overpass Mono" svg:font-family="'Overpass Mono'" style:font-pitch="variable"/>
    <style:font-face style:name="Telegrama" svg:font-family="Telegra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8000" style:font-name="FreeMono" fo:font-size="12pt" style:font-size-asian="12pt" style:font-name-complex="FreeMono" style:font-size-complex="12pt"/>
    </style:style>
    <style:style style:name="P2" style:family="paragraph" style:parent-style-name="Text_20_body">
      <style:text-properties style:font-name="FreeMono" fo:font-size="12pt" style:font-size-asian="12pt" style:font-name-complex="FreeMono" style:font-size-complex="12pt"/>
    </style:style>
    <style:style style:name="P3" style:family="paragraph" style:parent-style-name="Text_20_body" style:list-style-name="L1">
      <style:text-properties style:font-name="FreeMono" fo:font-size="12pt" officeooo:rsid="00221824" officeooo:paragraph-rsid="00221824" style:font-size-asian="12pt" style:font-name-complex="FreeMono" style:font-size-complex="12pt"/>
    </style:style>
    <style:style style:name="P4" style:family="paragraph" style:parent-style-name="Text_20_body" style:list-style-name="L1">
      <style:text-properties style:font-name="FreeMono" fo:font-size="12pt" officeooo:rsid="002258f1" officeooo:paragraph-rsid="002258f1" style:font-size-asian="12pt" style:font-name-complex="FreeMono" style:font-size-complex="12pt"/>
    </style:style>
    <style:style style:name="P5" style:family="paragraph" style:parent-style-name="Text_20_body" style:list-style-name="L1">
      <style:text-properties style:font-name="FreeMono" fo:font-size="12pt" officeooo:rsid="002312cb" officeooo:paragraph-rsid="002312cb" style:font-size-asian="12pt" style:font-name-complex="FreeMono" style:font-size-complex="12pt"/>
    </style:style>
    <style:style style:name="P6" style:family="paragraph" style:parent-style-name="Text_20_body" style:list-style-name="L1">
      <style:text-properties style:font-name="FreeMono" fo:font-size="12pt" officeooo:rsid="0024fec5" officeooo:paragraph-rsid="0024fec5" style:font-size-asian="12pt" style:font-name-complex="FreeMono" style:font-size-complex="12pt"/>
    </style:style>
    <style:style style:name="P7" style:family="paragraph" style:parent-style-name="Text_20_body">
      <style:text-properties style:font-name="FreeMono" fo:font-size="12pt" officeooo:rsid="0024fec5" officeooo:paragraph-rsid="0024fec5" style:font-size-asian="12pt" style:font-name-complex="FreeMono" style:font-size-complex="12pt"/>
    </style:style>
    <style:style style:name="P8" style:family="paragraph" style:parent-style-name="Text_20_body">
      <style:text-properties style:font-name="FreeMono" fo:font-size="12pt" fo:font-weight="bold" style:font-size-asian="12pt" style:font-weight-asian="bold" style:font-name-complex="FreeMono" style:font-size-complex="12pt" style:font-weight-complex="bold"/>
    </style:style>
    <style:style style:name="P9" style:family="paragraph" style:parent-style-name="Text_20_body">
      <style:text-properties style:font-name="FreeMono" fo:font-size="16pt" fo:font-weight="bold" officeooo:rsid="0024fec5" officeooo:paragraph-rsid="0024fec5" style:font-size-asian="16pt" style:font-weight-asian="bold" style:font-name-complex="FreeMono" style:font-size-complex="16pt" style:font-weight-complex="bold"/>
    </style:style>
    <style:style style:name="P10" style:family="paragraph" style:parent-style-name="Text_20_body">
      <style:text-properties fo:color="#0000ff"/>
    </style:style>
    <style:style style:name="P11" style:family="paragraph" style:parent-style-name="Text_20_body">
      <style:paragraph-properties fo:text-align="center" style:justify-single-word="false"/>
      <style:text-properties officeooo:paragraph-rsid="00213091"/>
    </style:style>
    <style:style style:name="T1" style:family="text">
      <style:text-properties fo:color="#ff0000" style:font-name="FreeMono" fo:font-size="12pt" style:font-size-asian="12pt" style:font-name-complex="FreeMono" style:font-size-complex="12pt"/>
    </style:style>
    <style:style style:name="T2" style:family="text">
      <style:text-properties fo:color="#800080" style:font-name="FreeMono" fo:font-size="12pt" style:font-size-asian="12pt" style:font-name-complex="FreeMono" style:font-size-complex="12pt"/>
    </style:style>
    <style:style style:name="T3" style:family="text">
      <style:text-properties fo:color="#800080" style:font-name="FreeMono" fo:font-size="12pt" officeooo:rsid="001f457a" style:font-size-asian="12pt" style:font-name-complex="FreeMono" style:font-size-complex="12pt"/>
    </style:style>
    <style:style style:name="T4" style:family="text">
      <style:text-properties fo:color="#008000"/>
    </style:style>
    <style:style style:name="T5" style:family="text">
      <style:text-properties fo:color="#008000" style:font-name="FreeMono" fo:font-size="12pt" style:font-size-asian="12pt" style:font-name-complex="FreeMono" style:font-size-complex="12pt"/>
    </style:style>
    <style:style style:name="T6" style:family="text">
      <style:text-properties fo:color="#008000" officeooo:rsid="001f457a"/>
    </style:style>
    <style:style style:name="T7" style:family="text">
      <style:text-properties fo:color="#0000ff" style:font-name="FreeMono" fo:font-size="12pt" style:font-size-asian="12pt" style:font-name-complex="FreeMono" style:font-size-complex="12pt"/>
    </style:style>
    <style:style style:name="T8" style:family="text">
      <style:text-properties fo:color="#0000ff" style:font-name="FreeMono" fo:font-size="12pt" officeooo:rsid="001f457a" style:font-size-asian="12pt" style:font-name-complex="FreeMono" style:font-size-complex="12pt"/>
    </style:style>
    <style:style style:name="T9" style:family="text">
      <style:text-properties fo:color="#0000ff" style:font-name="FreeMono" fo:font-size="12pt" style:font-size-asian="12pt" style:font-size-complex="12pt"/>
    </style:style>
    <style:style style:name="T10" style:family="text">
      <style:text-properties fo:color="#0000ff" style:font-name="FreeMono" fo:font-size="12pt" officeooo:rsid="001f457a" style:font-size-asian="12pt" style:font-size-complex="12pt"/>
    </style:style>
    <style:style style:name="T11" style:family="text">
      <style:text-properties fo:color="#000000" style:font-name="FreeMono" fo:font-size="12pt" style:font-size-asian="12pt" style:font-name-complex="FreeMono" style:font-size-complex="12pt"/>
    </style:style>
    <style:style style:name="T12" style:family="text">
      <style:text-properties fo:color="#666699" style:font-name="FreeMono" fo:font-size="12pt" style:font-size-asian="12pt" style:font-name-complex="FreeMono" style:font-size-complex="12pt"/>
    </style:style>
    <style:style style:name="T13" style:family="text">
      <style:text-properties fo:color="#666699" style:font-name="FreeMono" fo:font-size="12pt" officeooo:rsid="001f457a" style:font-size-asian="12pt" style:font-name-complex="FreeMono" style:font-size-complex="12pt"/>
    </style:style>
    <style:style style:name="T14" style:family="text">
      <style:text-properties fo:color="#666699" style:font-name="FreeMono" fo:font-size="12pt" officeooo:rsid="0020291b" style:font-size-asian="12pt" style:font-name-complex="FreeMono" style:font-size-complex="12pt"/>
    </style:style>
    <style:style style:name="T15" style:family="text">
      <style:text-properties fo:color="#666699" style:font-name="FreeMono" fo:font-size="12pt" officeooo:rsid="00213091" style:font-size-asian="12pt" style:font-name-complex="FreeMono" style:font-size-complex="12pt"/>
    </style:style>
    <style:style style:name="T16" style:family="text">
      <style:text-properties style:font-name="FreeMono" fo:font-size="12pt" style:font-size-asian="12pt" style:font-name-complex="FreeMono" style:font-size-complex="12pt"/>
    </style:style>
    <style:style style:name="T17" style:family="text">
      <style:text-properties fo:color="#330000" style:font-name="FreeMono" fo:font-size="12pt" officeooo:rsid="00213091" style:font-size-asian="12pt" style:font-name-complex="FreeMono" style:font-size-complex="12pt"/>
    </style:style>
    <style:style style:name="T18" style:family="text">
      <style:text-properties officeooo:rsid="0024fe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kay, this is probably really verbose, but I put down everything that I started to look up in this document. I wanted to keep my thoughts in here as sometimes I can't recall a previous idea. I looked up actual events from this year's Olympics, what the average finishing times <text:s/>were/number of points. The figure skating was really weird in how they accrue points. My thoughts on Registration and Scoring and Rinks are denoted. I have a System Charter set up. However, I would love for this to be discussed and changed. The directions are a bit ambiguous at the moment at least to me in terms of allocation of team members. Do they perform every day? Every event? Are they part of pairs as well as individuals? etc.</text:p>
      <text:p text:style-name="P7"/>
      <text:p text:style-name="P9">I am free Monday after 5pm</text:p>
      <text:p text:style-name="P9">Tuesday until noon and after 8:10pm. Wednesday until noon and after 7:15pm. If you want to meet up or anything. The school is open until 10pm Monday-Thursday and until 5pm Fridays.</text:p>
      <text:p text:style-name="P2"/>
      <text:p text:style-name="P2">In the Olympics, there are three types of skating: Short Track Speed Skating, Speed Skating, and Figure Skating. Within these categories there are subcategories. The speed skating ones are pretty similar. Here are the events from this year's Olympics.</text:p>
      <text:p text:style-name="P2"/>
      <text:p text:style-name="P2">https://youtu.be/VXtqvBOlibY - Found this while seeing what these evens are. Solely humor.</text:p>
      <text:p text:style-name="P2"/>
      <text:p text:style-name="Text_20_body"><text:span text:style-name="T16">﻿﻿</text:span><text:span text:style-name="Strong_20_Emphasis"><text:span text:style-name="T2">SHORT TRACK (111M Oval) : 500M(M = 39-40)(L=42-44), 1000M(L = 1:29 - 1:31)(M = 1:24 - 1:33) , 1500M(L = 2:24 - 2:28)(M = 2:10 - 2:12), 3000M(Ladies = 4:07 - 4:15), 5000M(Men = 6:31 - 6:42)</text:span></text:span></text:p>
      <text:p text:style-name="Text_20_body"><text:span text:style-name="Strong_20_Emphasis"><text:span text:style-name="T2"/></text:span></text:p>
      <text:p text:style-name="Text_20_body"><text:span text:style-name="Strong_20_Emphasis"><text:span text:style-name="T2">SPEED (400M Oval): 500M( L = 36-40)(M = 34-39), 1000M( M = 1:07-1:11),(L - 1:13 - 1:17) 1500M( M = 1:44-1:50)(L = 1:54-2:00), 3000M(Ladies = 3:59 - 4:16), 5000M( M = 6:25-6:09)(L = 6:50 - 7:14), 10000M(Men = 12:39-13:17), Mass Start (Up to 28 people, 16 laps, Like "Mario Kart"), Team Pursuit (Teams of 3 skaters, 2 teams at a time, 6 laps for ladies, 8 for men, time is when 3rd team crosses finish line (M = 3:38 L = 3:00).</text:span></text:span></text:p>
      <text:p text:style-name="Text_20_body"><text:span text:style-name="Strong_20_Emphasis"><text:span text:style-name="T5"/></text:span></text:p>
      <text:p text:style-name="Text_20_body"><text:span text:style-name="Strong_20_Emphasis"><text:span text:style-name="T5">FIGURE SKATING: Team Event Free Dance [Everyone competes as a team, </text:span></text:span><text:soft-page-break/><text:span text:style-name="Strong_20_Emphasis"><text:span text:style-name="T5">scored individually (pairs together)], Pair Skating Free Skating [Male/Female pairs that are free to do what they want for long, guidelines for short], Mens/Ladies Single Skating (Short Program = given guidelines, Long Program = Free to do what they want), Ice Dance Free Dance (Same as pairs, but dancing sans all the extravagant tricks. Dance in tandem)</text:span></text:span></text:p>
      <text:p text:style-name="Text_20_body"><text:span text:style-name="Strong_20_Emphasis"><text:span text:style-name="T16"/></text:span></text:p>
      <text:p text:style-name="Text_20_body"><text:span text:style-name="Strong_20_Emphasis"><text:span text:style-name="T5">Apparently there may be Junior/Senior skating competitions, which is weird because I believe Juniors do not compete in the Olympics. In this case, the duration for figure skating for juniors is less than the senior skaters. For seniors it is 4.5mins for Long program, 2min 50sec for short. For Juniors, the short program is the same time, Men Long = 4mins, Ladies Long = 3.5mins.</text:span></text:span></text:p>
      <text:p text:style-name="Text_20_body"><text:span text:style-name="Strong_20_Emphasis"><text:span text:style-name="T1"/></text:span></text:p>
      <text:p text:style-name="Text_20_body"><text:span text:style-name="Strong_20_Emphasis"><text:span text:style-name="T16">REGISTRATION:</text:span></text:span></text:p>
      <text:p text:style-name="Text_20_body"><text:span text:style-name="T7">Does registration = Acceptance? The reason I ask this is because the project states that each team recruits members. Am I thinking too far into it in stating that people may register but may not be chosen? There is one team per nation, so the person who register has to choose their home country (at least that's how I see it). With that, we have the </text:span><text:span text:style-name="Strong_20_Emphasis"><text:span text:style-name="T7">Person, Country, League</text:span></text:span><text:span text:style-name="T7"> as denoted last Thursday. Each team has the same number of people. So, this could entail having to choose </text:span><text:span text:style-name="T8">among</text:span><text:span text:style-name="T7"> the ones who registered. “</text:span><text:span text:style-name="T9">Olympic leagues prepares the schedule of meets for the season (2 weeks), ensures qualified judges are assigned, register teams and skaters, and publishes seasonal standin</text:span><text:span text:style-name="T10">gs.” This seems like this is the “government” of the Olympics? They would be the ones to assess the registration per country and choose which candidates they deem best? From there, they need to choose if the person is going to be in a team and with whom.</text:span></text:p>
      <text:p text:style-name="P10"><text:span text:style-name="T16"/></text:p>
      <text:p text:style-name="P2"/>
      <text:p text:style-name="Text_20_body"><text:bookmark text:name="_mce_caret"/><text:span text:style-name="Strong_20_Emphasis"><text:span text:style-name="T16">﻿SCORING:</text:span></text:span></text:p>
      <text:p text:style-name="Text_20_body"><text:bookmark text:name="_mce_caret1"/><text:span text:style-name="T16">﻿</text:span><text:span text:style-name="Strong_20_Emphasis"><text:span text:style-name="T2">These are determined by racing, so no convoluted scoring here. Just time. I suppose we need to keep a record of everyone's time.  Would we keep in account of DQ's? </text:span></text:span><text:span text:style-name="Strong_20_Emphasis"><text:span text:style-name="T3">However, judges need to be present here as per the rules. What sort of score would they give? They measure time, but maybe they would take into account any penalty and tack on a second or two if something happened. </text:span></text:span></text:p>
      <text:p text:style-name="P8"><text:bookmark text:name="_mce_caret2"/><text:span text:style-name="T4">So, the thing with scoring is really important in Figure Skating. TWELVE JUDGES (9 judges and 3 technical panel judges) Technical panel focuses on the execution of the tricks (seeing if they made a full rotation or if it was a Lutz or spin). Basically they assign levels 1 </text:span><text:soft-page-break/><text:span text:style-name="T4">- 4 where 4 is the highest. The 9 other judges judge on performance from -3 to 3. They throw out to highest and lowest scores. Then there is the evaluation of (skating skill, transitions, performance, composition, interpretation) from 0.25-10. Anyway, most probably just give random scores from 60 - 85. Someone scored lower, but I won't include outliers of fail here. This scoring system is confusing to me. </text:span><text:span text:style-name="T6">I am sure we can make it primitive.</text:span></text:p>
      <text:p text:style-name="P1"/>
      <text:p text:style-name="Text_20_body"><text:bookmark text:name="_mce_caret3"/><text:span text:style-name="Strong_20_Emphasis"><text:span text:style-name="T11">﻿RINKS</text:span></text:span></text:p>
      <text:p text:style-name="Text_20_body"><text:bookmark text:name="_mce_caret4"/><text:span text:style-name="Strong_20_Emphasis"><text:span text:style-name="T12">﻿Since all of the rinks have to have events going on at the same time, I am not sure how many of these events you want to have. I listed everything (or almost everything) that was done in this year's Olympics. Keep in mind that the directions mention Senior and Junior matches. I believe Juniors are &lt; 16 and Seniors are 16 and up. There is a rotational method going on here such that no member of a team isn't performing (at least that is what it seems like to me)? </text:span></text:span><text:span text:style-name="Strong_20_Emphasis"><text:span text:style-name="T15">Per the directions, each person performs EVERY competition? </text:span></text:span><text:span text:style-name="Strong_20_Emphasis"><text:span text:style-name="T13">Since the Olympic committee already chooses the events for the whole 2 weeks (14 days</text:span></text:span><text:span text:style-name="Strong_20_Emphasis"><text:span text:style-name="T14">). Not all events would be one the same day? </text:span></text:span><text:span text:style-name="Strong_20_Emphasis"><text:span text:style-name="T15">There would have to be progression. Heats/Semi Finals/Finals.</text:span></text:span></text:p>
      <text:p text:style-name="Text_20_body"/>
      <text:p text:style-name="P11"><text:span text:style-name="Strong_20_Emphasis"><text:span text:style-name="T17">System Charter</text:span></text:span></text:p>
      <text:list xml:id="list3037369581088625638" text:style-name="L1">
        <text:list-item>
          <text:p text:style-name="P3">Registers any hopeful applicant in a qualified country</text:p>
        </text:list-item>
        <text:list-item>
          <text:p text:style-name="P6">Acceptance of applicants and organization of where to place them to start out.</text:p>
        </text:list-item>
        <text:list-item>
          <text:p text:style-name="P4">Keep track of events being held on what rink and when</text:p>
        </text:list-item>
        <text:list-item>
          <text:p text:style-name="P4">Allocate qualified judges and appropriate number of judges to each event.</text:p>
        </text:list-item>
        <text:list-item>
          <text:p text:style-name="P5">Database each event consisting of each team's/member's score/time, <text:span text:style-name="T18">which accrues the points in a separate database log.</text:span></text:p>
        </text:list-item>
        <text:list-item>
          <text:p text:style-name="P6">Display of results and current standings after every d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Glass TTY VT220" svg:font-family="'Glass TTY VT220'" style:font-pitch="fixed"/>
    <style:font-face style:name="FreeMono" svg:font-family="FreeMono" style:font-family-generic="modern" style:font-pitch="fixed"/>
    <style:font-face style:name="Overpass Mono" svg:font-family="'Overpass Mono'" style:font-pitch="variable"/>
    <style:font-face style:name="Telegrama" svg:font-family="Telegra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tlegoss </meta:initial-creator>
    <meta:creation-date>2018-02-25T22:48:36.357278663</meta:creation-date>
    <dc:date>2018-02-26T03:00:36.007764450</dc:date>
    <dc:creator>tutlegoss </dc:creator>
    <meta:editing-duration>PT9M46S</meta:editing-duration>
    <meta:editing-cycles>1</meta:editing-cycles>
    <meta:document-statistic meta:table-count="0" meta:image-count="0" meta:object-count="0" meta:page-count="3" meta:paragraph-count="23" meta:word-count="1047" meta:character-count="5911" meta:non-whitespace-character-count="4896"/>
    <meta:generator>LibreOffice/4.3.3.2$Linux_X86_64 LibreOffice_project/430m0$Build-2</meta:generator>
  </office:meta>
</office:document-meta>
</file>